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7c09c" officeooo:paragraph-rsid="0017c09c"/>
    </style:style>
    <style:style style:name="P2" style:family="paragraph" style:parent-style-name="Standard">
      <style:paragraph-properties fo:text-align="justify" style:justify-single-word="false"/>
      <style:text-properties officeooo:rsid="0018c371" officeooo:paragraph-rsid="0018c371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9be6c" officeooo:paragraph-rsid="0019be6c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7c09c" officeooo:paragraph-rsid="0017c09c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officeooo:rsid="0018c371" officeooo:paragraph-rsid="0018c371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officeooo:rsid="0017c09c" officeooo:paragraph-rsid="0017c09c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8c371" officeooo:paragraph-rsid="0018c37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8c371" officeooo:paragraph-rsid="0018c371"/>
    </style:style>
    <style:style style:name="P9" style:family="paragraph" style:parent-style-name="Standard">
      <style:paragraph-properties fo:text-align="justify" style:justify-single-word="false"/>
      <style:text-properties officeooo:rsid="0018c371" officeooo:paragraph-rsid="001a8d05"/>
    </style:style>
    <style:style style:name="P10" style:family="paragraph" style:parent-style-name="Standard">
      <style:paragraph-properties fo:text-align="justify" style:justify-single-word="false"/>
      <style:text-properties officeooo:rsid="0018c371" officeooo:paragraph-rsid="001c02ec"/>
    </style:style>
    <style:style style:name="P11" style:family="paragraph" style:parent-style-name="Standard">
      <style:paragraph-properties fo:text-align="justify" style:justify-single-word="false"/>
      <style:text-properties officeooo:rsid="0019c620" officeooo:paragraph-rsid="0019c620"/>
    </style:style>
    <style:style style:name="P12" style:family="paragraph" style:parent-style-name="Standard">
      <style:paragraph-properties fo:text-align="justify" style:justify-single-word="false"/>
      <style:text-properties officeooo:rsid="0019c620" officeooo:paragraph-rsid="001a8d05"/>
    </style:style>
    <style:style style:name="P13" style:family="paragraph" style:parent-style-name="Standard">
      <style:paragraph-properties fo:text-align="justify" style:justify-single-word="false"/>
      <style:text-properties officeooo:rsid="0017c09c" officeooo:paragraph-rsid="0017c09c"/>
    </style:style>
    <style:style style:name="P14" style:family="paragraph" style:parent-style-name="Standard">
      <style:paragraph-properties fo:text-align="justify" style:justify-single-word="false"/>
      <style:text-properties officeooo:rsid="001c02ec" officeooo:paragraph-rsid="001c02ec"/>
    </style:style>
    <style:style style:name="P15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officeooo:rsid="0018c371" officeooo:paragraph-rsid="0017c09c"/>
    </style:style>
    <style:style style:name="T1" style:family="text">
      <style:text-properties officeooo:rsid="0018c37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371" style:font-weight-asian="bold" style:font-weight-complex="bold"/>
    </style:style>
    <style:style style:name="T4" style:family="text">
      <style:text-properties fo:font-weight="bold" officeooo:rsid="001a8d05" style:font-weight-asian="bold" style:font-weight-complex="bold"/>
    </style:style>
    <style:style style:name="T5" style:family="text">
      <style:text-properties fo:font-weight="bold" officeooo:rsid="001c02ec" style:font-weight-asian="bold" style:font-weight-complex="bold"/>
    </style:style>
    <style:style style:name="T6" style:family="text">
      <style:text-properties officeooo:rsid="001a8d05"/>
    </style:style>
    <style:style style:name="T7" style:family="text">
      <style:text-properties fo:font-weight="normal" officeooo:rsid="001a8d05" style:font-weight-asian="normal" style:font-weight-complex="normal"/>
    </style:style>
    <style:style style:name="T8" style:family="text">
      <style:text-properties fo:font-weight="normal" officeooo:rsid="001c02e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e: <text:span text:style-name="T1">V</text:span>ictor Hugo Braguim Canto</text:p>
      <text:p text:style-name="P3">RA:<text:tab/>151026041</text:p>
      <text:p text:style-name="P4"/>
      <text:p text:style-name="P1"><text:span text:style-name="T3">Aplicação</text:span><text:span text:style-name="T2">:</text:span> Uma ferramenta baseada em computação evolutiva para o apoio ao diagnóstico da cardiopatia isquêmica</text:p>
      <text:p text:style-name="P1"/>
      <text:p text:style-name="P1"><text:span text:style-name="T2">Ideia Geral:</text:span> A ferramenta criada baseada em computação evolutiva possui como o intuito de diagnosticar indivíduos com cardiopatia isquêmica (acumulo de gordura nas artérias). O trabalho sugere a utilização de Machine Learning através de algoritmos genéticos e reconhecimento baseado em casos. Os acertos chegaram a 97,01%.</text:p>
      <text:p text:style-name="P1"/>
      <text:p text:style-name="P12"><text:span text:style-name="T2">Referência:</text:span> <text:span text:style-name="T6">PASSOS, U. R. C. P. Uma ferramenta baseada em computação evolutiva para o apoio ao diagnóstico da cardiopatia isquêmica. Jornal of Health Informatics, São Paulo, v.6, n.4, 2014.</text:span></text:p>
      <text:p text:style-name="P6"/>
      <text:p text:style-name="P7"/>
      <text:p text:style-name="P7"/>
      <text:p text:style-name="P9"><text:span text:style-name="T2">Aplicação: </text:span><text:span text:style-name="T7">Detecção Autônoma de intrusões utilizando Aprendizado de Máquina</text:span></text:p>
      <text:p text:style-name="P2"/>
      <text:p text:style-name="P2"><text:span text:style-name="T2">Ideia Geral:</text:span> A detecção de Intrusões é percebida com base na identificação de anomalias encontradas. Por exemplo, ao executar um comando de SQL Injection.</text:p>
      <text:p text:style-name="P2"/>
      <text:p text:style-name="P12"><text:span text:style-name="T2">Referência:</text:span> <text:span text:style-name="T6">ALVES FERREIRA, Eduardo. Detecção Autônoma de intrusões utilizando Aprendizado de Máquina. 2011. 88f. Dissertação (Mestrado em Ciências da Computação). Instituto de Ciências Matemáticas e Computação, Universidade de São Paulo. 2011.</text:span></text:p>
      <text:p text:style-name="P5"/>
      <text:p text:style-name="P2"/>
      <text:p text:style-name="P2"/>
      <text:p text:style-name="P2"><text:span text:style-name="T2">Aplicação: </text:span>Spotify</text:p>
      <text:p text:style-name="P2"/>
      <text:p text:style-name="P2"><text:span text:style-name="T2">Ideia Geral: </text:span>Serviço de música com uma opção de descobertas da semana. O sistema analisa as músicas mais ouvidas durante a semana e procura uma relação para recomendar novas músicas que ainda não foram ouvidas (ou encontradas).</text:p>
      <text:p text:style-name="P2"/>
      <text:p text:style-name="P11"><text:span text:style-name="T2">Referência:</text:span> -</text:p>
      <text:p text:style-name="P15"/>
      <text:p text:style-name="P2"><text:span text:style-name="T2"/></text:p>
      <text:p text:style-name="P10"><text:span text:style-name="T2">Aplicação: </text:span><text:span text:style-name="T8">Predicting Suicides After Psychiatric Hospitalization in US Army Soldiers The Army Study to Assess Risk and Resilience in Servicemembers (Army STARRS)</text:span></text:p>
      <text:p text:style-name="P2"/>
      <text:p text:style-name="P2"><text:span text:style-name="T2">Ideia Geral:</text:span> Prever soldados que estão com um alto risco de cometer suicídios após o retorno da guerra com base em comportamentos.</text:p>
      <text:p text:style-name="P2"/>
      <text:p text:style-name="P14"><text:span text:style-name="T2">Referência:</text:span> RCKessler , CHWarner , CIvany , MVPetukhova , SRose , EJBromet , MBrown , TCai , LColpe , KCox , CFullerton , SGilman , MGruber , SGHeeringa , LLewandowski-Romps , JLi , AMMillikan-Bell , JANaifeh , MKNock , AJRosellini , NASampson , MSchoenbaum , MBStein , SWessely , AMZaslavsky , RJUrsano (2015). Predicting suicides after psychiatric hospitalization in US Army Soldiers: the Army Study to Assess Risk and Resilience in Servicemembers (Army STARRS). JAMA Psychiatry 72, 49–57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0:21:13.948968329</meta:creation-date>
    <dc:date>2016-10-20T23:30:47.815099112</dc:date>
    <meta:editing-duration>PT5M45S</meta:editing-duration>
    <meta:editing-cycles>4</meta:editing-cycles>
    <meta:generator>LibreOffice/5.2.2.2.0$Linux_X86_64 LibreOffice_project/20m0$Build-2</meta:generator>
    <meta:document-statistic meta:table-count="0" meta:image-count="0" meta:object-count="0" meta:page-count="1" meta:paragraph-count="14" meta:word-count="325" meta:character-count="2178" meta:non-whitespace-character-count="1868"/>
  </office:meta>
</office:document-meta>
</file>